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text-properties officeooo:paragraph-rsid="000c8f29"/>
    </style:style>
    <style:style style:name="P4" style:family="paragraph" style:parent-style-name="Text_20_body">
      <style:text-properties officeooo:paragraph-rsid="000c8f29"/>
    </style:style>
    <style:style style:name="P5" style:family="paragraph" style:parent-style-name="Standard">
      <style:text-properties officeooo:rsid="000c8f29" officeooo:paragraph-rsid="000c8f29"/>
    </style:style>
    <style:style style:name="P6" style:family="paragraph" style:parent-style-name="Text_20_body">
      <style:text-properties officeooo:rsid="000c8f29" officeooo:paragraph-rsid="000c8f29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text-align="start" style:justify-single-word="false"/>
      <style:text-properties fo:font-size="20pt" style:font-size-asian="20pt" style:font-size-complex="20pt"/>
    </style:style>
    <style:style style:name="P9" style:family="paragraph" style:parent-style-name="Heading_20_2">
      <style:text-properties officeooo:rsid="000c8f29" officeooo:paragraph-rsid="000c8f29"/>
    </style:style>
    <style:style style:name="P10" style:family="paragraph" style:parent-style-name="Heading_20_4">
      <style:paragraph-properties fo:break-before="page"/>
      <style:text-properties officeooo:paragraph-rsid="000c8f29"/>
    </style:style>
    <style:style style:name="P11" style:family="paragraph" style:parent-style-name="Heading_20_4">
      <style:text-properties officeooo:paragraph-rsid="000c8f29"/>
    </style:style>
    <style:style style:name="P12" style:family="paragraph" style:parent-style-name="Standard">
      <style:text-properties officeooo:paragraph-rsid="000f771b"/>
    </style:style>
    <style:style style:name="P13" style:family="paragraph" style:parent-style-name="Text_20_body" style:list-style-name="L1">
      <style:text-properties officeooo:rsid="000c8f29" officeooo:paragraph-rsid="000c8f29"/>
    </style:style>
    <style:style style:name="P14" style:family="paragraph" style:parent-style-name="Text_20_body" style:list-style-name="L2">
      <style:text-properties officeooo:rsid="000c8f29" officeooo:paragraph-rsid="000c8f29"/>
    </style:style>
    <style:style style:name="T1" style:family="text">
      <style:text-properties officeooo:rsid="000c8f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49e1"/>
    </style:style>
    <style:style style:name="T4" style:family="text">
      <style:text-properties officeooo:rsid="00125c3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Benchmark ověřující schopnost odstraňovat redundanci z SQL <text:span text:style-name="T1">dotazů</text:span></text:h>
      <text:h text:style-name="P9" text:outline-level="2">Výsledky práce</text:h>
      <text:p text:style-name="P4"/>
      <text:h text:style-name="Heading_20_4" text:outline-level="4">Vysvětlivky</text:h>
      <text:p text:style-name="P6">Vytvořený benchmark pracuje ve dvou módech dle úrovně porovnávání:</text:p>
      <text:list text:style-name="L1">
        <text:list-item>
          <text:p text:style-name="P13"><text:span text:style-name="T2">loose</text:span> – volný benchmark, porovnává jen provedené operace a objekty na kterých byly provedeny.</text:p>
        </text:list-item>
        <text:list-item>
          <text:p text:style-name="P13"><text:span text:style-name="T2">strict</text:span> – přísný benchmark, porovnává celé plány vykonání dotazu, včetně statistik jako je počet filtrovaných řádků, IO Cost, velikost výstupu.</text:p>
        </text:list-item>
      </text:list>
      <text:p text:style-name="P6">A také <text:span text:style-name="T3">pracuje </text:span>ve dvou módech z pohledu indexů:</text:p>
      <text:list text:style-name="L2">
        <text:list-item>
          <text:p text:style-name="P14"><text:span text:style-name="T2">without indexes</text:span> – Bez přidaných indexů na klíčových atributech.</text:p>
        </text:list-item>
        <text:list-item>
          <text:p text:style-name="P14"><text:span text:style-name="T2">with indexes</text:span> – S přidanými indexy na klíčových parametrech.</text:p>
        </text:list-item>
      </text:list>
      <text:p text:style-name="P6"/>
      <text:h text:style-name="Heading_20_4" text:outline-level="4">Výsledky celkově <text:span text:style-name="T1">(34 dotazů)</text:span>:</text:h>
      <text:p text:style-name="P6"><draw:frame draw:style-name="fr3" draw:name="Objekt1" text:anchor-type="char" svg:x="0.092cm" svg:y="0.085cm" svg:width="16.916cm" svg:height="7.467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4" text:outline-level="4">Úpravy</text:h>
      <text:p text:style-name="P6">Jelikož MySQL nezobrazuje v plánu vykování dotazu práci s hashovací tabulkou, přistoupila jsem ke snížení datasetu o 4 dotazy, u kterých právě z tohoto důvodu MySQL vychí lépe než ostatní databázové servery.</text:p>
      <text:p text:style-name="P7">Dále pak MySQL nenabízí tak detailní plán vykonání dotazu, chybí v něm např. cena a velikost dotazu. Proto je z výsledků přísného benchmarku vyloučen.</text:p>
      <text:h text:style-name="P10" text:outline-level="4">Výsledky celkově (3<text:span text:style-name="T1">0</text:span> dotazů):</text:h>
      <text:p text:style-name="P4"><draw:frame draw:style-name="fr3" draw:name="Objekt2" text:anchor-type="char" svg:x="-0.111cm" svg:y="0.011cm" svg:width="17.152cm" svg:height="7.835cm" draw:z-index="0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4" text:outline-level="4">Po kategoriích bez přidaných indexů:</text:h>
      <text:p text:style-name="Text_20_body"><draw:frame draw:style-name="fr1" draw:name="Rámec2" text:anchor-type="char" svg:x="-0.136cm" svg:y="0.037cm" svg:width="17.274cm" draw:z-index="3"><draw:text-box fo:min-height="5.108cm"><text:p text:style-name="P1"><draw:frame draw:style-name="fr2" draw:name="Objekt4" text:anchor-type="paragraph" svg:width="16.66cm" style:rel-width="98%" svg:height="5.523cm" style:rel-height="scale" draw:z-index="4"><draw:object xlink:href="./Object 4" xlink:type="simple" xlink:show="embed" xlink:actuate="onLoad"/><draw:image xlink:href="./ObjectReplacements/Object 4" xlink:type="simple" xlink:show="embed" xlink:actuate="onLoad"/></draw:frame>“Loose” benchmark</text:p></draw:text-box></draw:frame><draw:frame draw:style-name="fr1" draw:name="Rámec1" text:anchor-type="char" svg:x="-0.212cm" svg:y="6.86cm" svg:width="17.3cm" draw:z-index="2"><draw:text-box fo:min-height="5.814cm"><text:p text:style-name="P2"><draw:frame draw:style-name="fr3" draw:name="Objekt3" text:anchor-type="char" svg:x="0.22cm" svg:y="0.314cm" svg:width="16.935cm" svg:height="5.456cm" draw:z-index="9"><draw:object xlink:href="./Object 3" xlink:type="simple" xlink:show="embed" xlink:actuate="onLoad"/><draw:image xlink:href="./ObjectReplacements/Object 3" xlink:type="simple" xlink:show="embed" xlink:actuate="onLoad"/></draw:frame>“Strict” benchmark</text:p></draw:text-box></draw:frame></text:p>
      <text:p text:style-name="Text_20_body"/>
      <text:p text:style-name="P6"/>
      <text:h text:style-name="P11" text:outline-level="4"><text:soft-page-break/>Po kategoriích <text:span text:style-name="T1">s</text:span> přidaný<text:span text:style-name="T1">mi</text:span> index<text:span text:style-name="T1">y</text:span>:</text:h>
      <text:p text:style-name="P5"><draw:frame draw:style-name="fr1" draw:name="Rámec3" text:anchor-type="char" svg:x="-0.042cm" svg:y="0.173cm" svg:width="17.276cm" draw:z-index="5"><draw:text-box fo:min-height="5.108cm"><text:p text:style-name="P1"><draw:frame draw:style-name="fr2" draw:name="Objekt5" text:anchor-type="paragraph" svg:width="16.66cm" style:rel-width="98%" svg:height="5.401cm" style:rel-height="scale" draw:z-index="6"><draw:object xlink:href="./Object 5" xlink:type="simple" xlink:show="embed" xlink:actuate="onLoad"/><draw:image xlink:href="./ObjectReplacements/Object 5" xlink:type="simple" xlink:show="embed" xlink:actuate="onLoad"/></draw:frame>“Loose” benchmark</text:p></draw:text-box></draw:frame><draw:frame draw:style-name="fr1" draw:name="Rámec4" text:anchor-type="char" svg:x="0.111cm" svg:y="7.073cm" svg:width="17.004cm" draw:z-index="7"><draw:text-box fo:min-height="4.034cm"><text:p text:style-name="P1"><draw:frame draw:style-name="fr2" draw:name="Objekt6" text:anchor-type="paragraph" svg:width="17cm" style:rel-width="100%" svg:height="5.406cm" style:rel-height="scale" draw:z-index="8"><draw:object xlink:href="./Object 6" xlink:type="simple" xlink:show="embed" xlink:actuate="onLoad"/><draw:image xlink:href="./ObjectReplacements/Object 6" xlink:type="simple" xlink:show="embed" xlink:actuate="onLoad"/></draw:frame>“Strict” benchmark</text:p></draw:text-box></draw:frame></text:p>
      <text:p text:style-name="P5"/>
      <text:p text:style-name="P5"/>
      <text:h text:style-name="Heading_20_3" text:outline-level="3">Závěr<text:span text:style-name="T1">y</text:span></text:h>
      <text:p text:style-name="P12"><text:span text:style-name="Strong_20_Emphasis"><text:span text:style-name="T1">SQL Server a Oracle</text:span></text:span><text:span text:style-name="T1"> </text:span>vykazují konzistentní a vysokou schopnost optimalizace dotazů jak s indexy, tak bez indexů. Jejich skóre je vysoké ve všech <text:span text:style-name="T1">variantách</text:span>, což naznačuje robustní optimalizační mechanismy. <text:span text:style-name="T2">SQL Server</text:span>, ale poráží Oracle ve volnějším benchmarku s indexy a má tak obecně nejlepší výsledky a to i v původním, <text:span text:style-name="T4">nezmenšeném</text:span> datasetu.</text:p>
      <text:p text:style-name="P3"/>
      <text:p text:style-name="P3"><text:span text:style-name="Strong_20_Emphasis">PostgreSql</text:span> má nižší skóre, zejména v přísných podmínkách, což může naznačovat potřebu lepší optimalizace.</text:p>
      <text:p text:style-name="P3"/>
      <text:p text:style-name="P3"><text:span text:style-name="Strong_20_Emphasis">MySql</text:span> se v<text:span text:style-name="T1">e</text:span> volnějších podmínkách drží mezi ostatními databázemi, ale není hodnocen v přísných podmínkách kvůli nedostatku detailních plánů vykonání dotaz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06:45:30.351000000</meta:creation-date>
    <dc:date>2024-05-26T08:44:34.843000000</dc:date>
    <meta:editing-duration>PT1H32M31S</meta:editing-duration>
    <meta:editing-cycles>5</meta:editing-cycles>
    <meta:generator>LibreOffice/7.6.3.2$Windows_X86_64 LibreOffice_project/29d686fea9f6705b262d369fede658f824154cc0</meta:generator>
    <meta:document-statistic meta:table-count="0" meta:image-count="0" meta:object-count="6" meta:page-count="3" meta:paragraph-count="24" meta:word-count="252" meta:character-count="1734" meta:non-whitespace-character-count="150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15cm" svg:height="7.466cm" xlink:href="." xlink:type="simple" chart:class="chart:bar" chart:style-name="ch1">
        <chart:legend chart:legend-position="end" svg:x="14.467cm" svg:y="2.687cm" style:legend-expansion="high" chart:style-name="ch2"/>
        <chart:plot-area chart:style-name="ch3" chart:data-source-has-labels="both" svg:x="0.338cm" svg:y="0.149cm" svg:width="13.791cm" svg:height="7.168cm">
          <chart:coordinate-region svg:x="0.959cm" svg:y="0.348cm" svg:width="13.17cm" svg:height="6.32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51cm" svg:height="7.834cm" xlink:href="." xlink:type="simple" chart:class="chart:bar" chart:style-name="ch1">
        <chart:legend chart:legend-position="end" svg:x="14.703cm" svg:y="2.871cm" style:legend-expansion="high" chart:style-name="ch2"/>
        <chart:plot-area chart:style-name="ch3" chart:data-source-has-labels="both" svg:x="0.343cm" svg:y="0.156cm" svg:width="14.017cm" svg:height="7.522cm">
          <chart:coordinate-region svg:x="0.964cm" svg:y="0.355cm" svg:width="13.396cm" svg:height="6.67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34cm" svg:height="5.455cm" xlink:href="." xlink:type="simple" chart:class="chart:bar" chart:style-name="ch1">
        <chart:legend chart:legend-position="end" svg:x="14.115cm" svg:y="1.681cm" style:legend-expansion="high" chart:style-name="ch2"/>
        <chart:plot-area chart:style-name="ch3" chart:data-source-has-labels="both" svg:x="0.338cm" svg:y="0.109cm" svg:width="13.439cm" svg:height="5.237cm">
          <chart:coordinate-region svg:x="0.959cm" svg:y="0.308cm" svg:width="12.818cm" svg:height="2.63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Total Queries</text:p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59cm" svg:height="5.522cm" xlink:href="." xlink:type="simple" chart:class="chart:bar" chart:style-name="ch1">
        <chart:legend chart:legend-position="end" svg:x="13.84cm" svg:y="1.466cm" style:legend-expansion="high" chart:style-name="ch2"/>
        <chart:plot-area chart:style-name="ch3" chart:data-source-has-labels="both" svg:x="0.333cm" svg:y="0.11cm" svg:width="13.174cm" svg:height="5.302cm">
          <chart:coordinate-region svg:x="0.954cm" svg:y="0.31cm" svg:width="12.553cm" svg:height="2.7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  <table:table-cell office:value-type="string">
                <text:p>Total Queries</text:p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59cm" svg:height="5.4cm" xlink:href="." xlink:type="simple" chart:class="chart:bar" chart:style-name="ch1">
        <chart:legend chart:legend-position="end" svg:x="13.84cm" svg:y="1.405cm" style:legend-expansion="high" chart:style-name="ch2"/>
        <chart:plot-area chart:style-name="ch3" chart:data-source-has-labels="both" svg:x="0.333cm" svg:y="0.108cm" svg:width="13.174cm" svg:height="5.184cm">
          <chart:coordinate-region svg:x="0.954cm" svg:y="0.307cm" svg:width="12.553cm" svg:height="2.58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MySql</text:p>
              </table:table-cell>
              <table:table-cell office:value-type="string">
                <text:p>Total Queries</text:p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cm" svg:height="5.406cm" xlink:href="." xlink:type="simple" chart:class="chart:bar" chart:style-name="ch1">
        <chart:legend chart:legend-position="end" svg:x="14.181cm" svg:y="1.657cm" style:legend-expansion="high" chart:style-name="ch2"/>
        <chart:plot-area chart:style-name="ch3" chart:data-source-has-labels="both" svg:x="0.34cm" svg:y="0.108cm" svg:width="13.501cm" svg:height="5.19cm">
          <chart:coordinate-region svg:x="0.961cm" svg:y="0.108cm" svg:width="12.88cm" svg:height="2.78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</table:table-cell>
              <table:table-cell office:value-type="string">
                <text:p>Oracle</text:p>
              </table:table-cell>
              <table:table-cell office:value-type="string">
                <text:p>PostgreSql</text:p>
              </table:table-cell>
              <table:table-cell office:value-type="string">
                <text:p>Total Queries</text:p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